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c93b" officeooo:paragraph-rsid="0014c93b"/>
    </style:style>
    <style:style style:name="P2" style:family="paragraph" style:parent-style-name="Standard">
      <style:paragraph-properties fo:text-align="start" style:justify-single-word="false"/>
      <style:text-properties officeooo:rsid="0014c93b" officeooo:paragraph-rsid="0014c93b"/>
    </style:style>
    <style:style style:name="P3" style:family="paragraph" style:parent-style-name="Standard">
      <style:paragraph-properties fo:text-align="start" style:justify-single-word="false"/>
      <style:text-properties officeooo:rsid="0014c93b" officeooo:paragraph-rsid="0014c93b" fo:background-color="#ffff00"/>
    </style:style>
    <style:style style:name="P4" style:family="paragraph" style:parent-style-name="Standard">
      <style:paragraph-properties fo:text-align="start" style:justify-single-word="false"/>
      <style:text-properties officeooo:rsid="0015874a" officeooo:paragraph-rsid="0015874a"/>
    </style:style>
    <style:style style:name="T1" style:family="text">
      <style:text-properties officeooo:rsid="001587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1</text:p>
      <text:p text:style-name="P1"/>
      <text:p text:style-name="P2">HISTORIAS DE USUARIO</text:p>
      <text:p text:style-name="P2"/>
      <text:p text:style-name="P2">Sucede durante o después de la ilicitación de los requerimientos. Es una descripción corta y simple de un requerimiento del sistema.</text:p>
      <text:p text:style-name="P2"/>
      <text:p text:style-name="P2">Son utilizadas en las metodologías de desarrollo ágiles (XP, SCRUM) para la especificación de requisitos.</text:p>
      <text:p text:style-name="P2"/>
      <text:p text:style-name="P2">Responden a: <text:s/>¿Quién? - ¿Qué quiere? - ¿Cuál es el beneficio?</text:p>
      <text:p text:style-name="P2"/>
      <text:p text:style-name="P3">Como ROL quiero ALGO para BENEFICIO.</text:p>
      <text:p text:style-name="P2"/>
      <text:p text:style-name="P2">Ejemplo: Como persona no registrada quiero registrarme para poder acceder a un sistema.</text:p>
      <text:p text:style-name="P2"/>
      <text:p text:style-name="P2"/>
      <text:p text:style-name="P2">En el dorso de una tarjeta de usuario van los CRITERIOS DE ACEPTACIÓN. Son los criterios por los cuales una historia cumple con las expectativas del cliente. <text:span text:style-name="T1">Se anotan como distintos escenarios, por ejemplo:</text:span></text:p>
      <text:p text:style-name="P2"/>
      <text:p text:style-name="P4">Escenario 1:</text:p>
      <text:p text:style-name="P4"><text:tab/>- Dado un contexto inicial.</text:p>
      <text:p text:style-name="P4"><text:tab/>- Cuando ocurre un evento.</text:p>
      <text:p text:style-name="P4"><text:tab/>- Entonces garantiza uno o más resultados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38:04.701997509</meta:creation-date>
    <dc:date>2025-08-29T14:54:16.492094179</dc:date>
    <meta:editing-duration>PT5M47S</meta:editing-duration>
    <meta:editing-cycles>1</meta:editing-cycles>
    <meta:document-statistic meta:table-count="0" meta:image-count="0" meta:object-count="0" meta:page-count="1" meta:paragraph-count="12" meta:word-count="124" meta:character-count="765" meta:non-whitespace-character-count="649"/>
    <meta:generator>LibreOffice/24.2.7.2$Linux_X86_64 LibreOffice_project/420$Build-2</meta:generator>
  </office:meta>
</office:document-meta>
</file>